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9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0.8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Flex Coupler 5mm to 8mm shaf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608ZZ Flange Bea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688ZZ 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des for Z leadscrews</text:p>
          </table:table-cell>
        </table:table-row>
        <table:table-row table:style-name="ro2">
          <table:table-cell office:value-type="string" calcext:value-type="string">
            <text:p>NEMA17 Moto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OpenBuilds 250mm Leadscr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penBuilds Acme Nut Blo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ReprapDiscount 12864 LCD kit for Ram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rduino D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24v 15-20A PS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GT2 Pulley, 8mm bo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GT2 Pulley, 5mm bo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EC Panel Mount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ower Switch 20A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8mm Smooth rod (driveshaf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8mm Smooth rod (Z axis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8mm Smooth rod (Y axis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8mm Smooth rod (X axis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M3 and M4 nuts and Bolts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 didnt take exact count, i have boxes of 100s M3s/M4s on hand</text:p>
          </table:table-cell>
        </table:table-row>
        <table:table-row table:style-name="ro2">
          <table:table-cell office:value-type="string" calcext:value-type="string">
            <text:p>LM8UU Bearing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E3D Volcano and V6 Heatsink (Bowden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ilicon heater for bed (200x300mm, 24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l – else PLA only</text:p>
          </table:table-cell>
        </table:table-row>
        <table:table-row table:style-name="ro2">
          <table:table-cell office:value-type="string" calcext:value-type="string">
            <text:p>PTFE tube for Bowd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k8 Style Extruder (or your favourite bowden extrud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like using these <text:a xlink:href="http://www.aliexpress.com/item/2Pcs-lot-3D-Printer-Accessories-Extruder-Makerbot-Dedicated-Single-Nozzle-Extrusion-Plastic-Parts-For-MakerBot-1/32339435618.html" xlink:type="simple">http://www.aliexpress.com/item/2Pcs-lot-3D-Printer-Accessories-Extruder-Makerbot-Dedicated-Single-Nozzle-Extrusion-Plastic-Parts-For-MakerBot-1/32339435618.html</text:a></text:p>
          </table:table-cell>
        </table:table-row>
        <table:table-row table:style-name="ro2">
          <table:table-cell office:value-type="string" calcext:value-type="string">
            <text:p>Cooling fan for 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-40mm – i'll leave the choice / shroud up to you</text:p>
          </table:table-cell>
        </table:table-row>
        <table:table-row table:style-name="ro2">
          <table:table-cell office:value-type="string" calcext:value-type="string">
            <text:p>GT2 Belt (mete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 12 feet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Electronics BOM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 way 7.67mm Barrier Term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antech.co.za/ProductInfo.aspx?Item=72M3006</text:p>
          </table:table-cell>
        </table:table-row>
        <table:table-row table:style-name="ro2">
          <table:table-cell office:value-type="string" calcext:value-type="string">
            <text:p>Mosfet Vishay SUP120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10uF 16v SMD CA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use Holder PCB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antech.co.za/ProductInfo.aspx?Item=14M3322</text:p>
          </table:table-cell>
        </table:table-row>
        <table:table-row table:style-name="ro2">
          <table:table-cell office:value-type="string" calcext:value-type="string">
            <text:p>15A ATQ F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206 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1117-33 3.3v LDO regulator, Dpa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330uH Inductor, 3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M2596S-5 5v Switchmode Conver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220u 35v SMD cap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M4 Diode SM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0.1uf 206 ca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10K 1206 Resistor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1K 1206 Resis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33K 1206 Resist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10R0 1206 SMD resist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4K7 1206 Resist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24AA256 EEPR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100uf 35v through hole capaci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1K 1/4w through hole resis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DC 10way shrouded hea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Molex 0.1" 2W keyed 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Molex 0.1" 3W keyed m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olex 0.1" 4W keyed m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Male 0.1" header pins 40w breakawa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8w 0.1" female headers (for pololus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gle files in Github Rep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RV8825 Polol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and Extruder</text:p>
          </table:table-cell>
        </table:table-row>
        <table:table-row table:style-name="ro2">
          <table:table-cell office:value-type="string" calcext:value-type="string">
            <text:p>A4988 Polol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and 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dstop switches x 3 (your choice)</text:p>
          </table:table-cell>
          <table:table-cell table:style-name="ce1" office:value-type="string" calcext:value-type="string">
            <text:p>3-6</text:p>
          </table:table-cell>
          <table:table-cell office:value-type="string" calcext:value-type="string">
            <text:p>Board even supports 24v inductive sensors, or optical, or lever microswitc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Z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00/00/00</text:date>, <text:time style:data-style-name="N2" text:time-value="20:03:00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5S</meta:editing-duration>
    <meta:editing-cycles>5</meta:editing-cycles>
    <meta:generator>LibreOffice/4.4.0.3$Windows_x86 LibreOffice_project/de093506bcdc5fafd9023ee680b8c60e3e0645d7</meta:generator>
    <dc:date>2015-09-06T20:22:43.611000000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